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Roboto1" svg:font-family="Roboto"/>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Πίνακας1" style:family="table">
      <style:table-properties style:width="17cm" table:align="left" fo:background-color="transparent">
        <style:background-image/>
      </style:table-properties>
    </style:style>
    <style:style style:name="Πίνακας1.A" style:family="table-column">
      <style:table-column-properties style:column-width="2.826cm"/>
    </style:style>
    <style:style style:name="Πίνακας1.B" style:family="table-column">
      <style:table-column-properties style:column-width="14.175cm"/>
    </style:style>
    <style:style style:name="Πίνακας1.A1" style:family="table-cell">
      <style:table-cell-properties style:vertical-align="middle" fo:padding-left="0cm" fo:padding-right="0cm" fo:padding-top="0.159cm" fo:padding-bottom="0cm" fo:border-left="none" fo:border-right="none" fo:border-top="0.05pt solid #ededed" fo:border-bottom="none"/>
    </style:style>
    <style:style style:name="Πίνακας2" style:family="table">
      <style:table-properties style:width="17cm" table:align="left" fo:background-color="transparent">
        <style:background-image/>
      </style:table-properties>
    </style:style>
    <style:style style:name="Πίνακας2.A" style:family="table-column">
      <style:table-column-properties style:column-width="2.976cm"/>
    </style:style>
    <style:style style:name="Πίνακας2.B" style:family="table-column">
      <style:table-column-properties style:column-width="14.025cm"/>
    </style:style>
    <style:style style:name="Πίνακας2.A1" style:family="table-cell">
      <style:table-cell-properties style:vertical-align="middle" fo:padding-left="0cm" fo:padding-right="0cm" fo:padding-top="0.159cm" fo:padding-bottom="0cm" fo:border-left="none" fo:border-right="none" fo:border-top="0.05pt solid #ededed" fo:border-bottom="none"/>
    </style:style>
    <style:style style:name="Πίνακας3" style:family="table">
      <style:table-properties style:width="17cm" table:align="left" fo:background-color="transparent">
        <style:background-image/>
      </style:table-properties>
    </style:style>
    <style:style style:name="Πίνακας3.A" style:family="table-column">
      <style:table-column-properties style:column-width="3.064cm"/>
    </style:style>
    <style:style style:name="Πίνακας3.B" style:family="table-column">
      <style:table-column-properties style:column-width="13.936cm"/>
    </style:style>
    <style:style style:name="Πίνακας3.A1" style:family="table-cell">
      <style:table-cell-properties style:vertical-align="middle" fo:padding-left="0cm" fo:padding-right="0cm" fo:padding-top="0.159cm" fo:padding-bottom="0cm" fo:border-left="none" fo:border-right="none" fo:border-top="0.05pt solid #ededed" fo:border-bottom="none"/>
    </style:style>
    <style:style style:name="Πίνακας4" style:family="table">
      <style:table-properties style:width="17cm" table:align="left" fo:background-color="transparent">
        <style:background-image/>
      </style:table-properties>
    </style:style>
    <style:style style:name="Πίνακας4.A" style:family="table-column">
      <style:table-column-properties style:column-width="2.849cm"/>
    </style:style>
    <style:style style:name="Πίνακας4.B" style:family="table-column">
      <style:table-column-properties style:column-width="14.152cm"/>
    </style:style>
    <style:style style:name="Πίνακας4.A1" style:family="table-cell">
      <style:table-cell-properties style:vertical-align="middle" fo:padding-left="0cm" fo:padding-right="0cm" fo:padding-top="0.159cm" fo:padding-bottom="0cm" fo:border-left="none" fo:border-right="none" fo:border-top="0.05pt solid #ededed" fo:border-bottom="none"/>
    </style:style>
    <style:style style:name="Πίνακας5" style:family="table">
      <style:table-properties style:width="17cm" table:align="left" fo:background-color="transparent">
        <style:background-image/>
      </style:table-properties>
    </style:style>
    <style:style style:name="Πίνακας5.A" style:family="table-column">
      <style:table-column-properties style:column-width="2.872cm"/>
    </style:style>
    <style:style style:name="Πίνακας5.B" style:family="table-column">
      <style:table-column-properties style:column-width="14.129cm"/>
    </style:style>
    <style:style style:name="Πίνακας5.A1" style:family="table-cell">
      <style:table-cell-properties style:vertical-align="middle" fo:padding-left="0cm" fo:padding-right="0cm" fo:padding-top="0.159cm" fo:padding-bottom="0cm" fo:border-left="none" fo:border-right="none" fo:border-top="0.05pt solid #ededed" fo:border-bottom="none"/>
    </style:style>
    <style:style style:name="Πίνακας6" style:family="table">
      <style:table-properties style:width="17cm" table:align="left" fo:background-color="transparent">
        <style:background-image/>
      </style:table-properties>
    </style:style>
    <style:style style:name="Πίνακας6.A" style:family="table-column">
      <style:table-column-properties style:column-width="2.803cm"/>
    </style:style>
    <style:style style:name="Πίνακας6.B" style:family="table-column">
      <style:table-column-properties style:column-width="14.198cm"/>
    </style:style>
    <style:style style:name="Πίνακας6.A1" style:family="table-cell">
      <style:table-cell-properties style:vertical-align="middle" fo:padding-left="0cm" fo:padding-right="0cm" fo:padding-top="0.159cm" fo:padding-bottom="0cm" fo:border-left="none" fo:border-right="none" fo:border-top="0.05pt solid #ededed" fo:border-bottom="none"/>
    </style:style>
    <style:style style:name="Πίνακας7" style:family="table">
      <style:table-properties style:width="17cm" table:align="left" fo:background-color="transparent">
        <style:background-image/>
      </style:table-properties>
    </style:style>
    <style:style style:name="Πίνακας7.A" style:family="table-column">
      <style:table-column-properties style:column-width="2.815cm"/>
    </style:style>
    <style:style style:name="Πίνακας7.B" style:family="table-column">
      <style:table-column-properties style:column-width="14.185cm"/>
    </style:style>
    <style:style style:name="Πίνακας7.A1" style:family="table-cell">
      <style:table-cell-properties style:vertical-align="middle" fo:padding-left="0cm" fo:padding-right="0cm" fo:padding-top="0.159cm" fo:padding-bottom="0cm" fo:border-left="none" fo:border-right="none" fo:border-top="0.05pt solid #ededed" fo:border-bottom="none"/>
    </style:style>
    <style:style style:name="Πίνακας8" style:family="table">
      <style:table-properties style:width="17cm" table:align="left" fo:background-color="transparent">
        <style:background-image/>
      </style:table-properties>
    </style:style>
    <style:style style:name="Πίνακας8.A" style:family="table-column">
      <style:table-column-properties style:column-width="2.768cm"/>
    </style:style>
    <style:style style:name="Πίνακας8.B" style:family="table-column">
      <style:table-column-properties style:column-width="14.233cm"/>
    </style:style>
    <style:style style:name="Πίνακας8.A1" style:family="table-cell">
      <style:table-cell-properties style:vertical-align="middle" fo:padding-left="0cm" fo:padding-right="0cm" fo:padding-top="0.159cm" fo:padding-bottom="0cm" fo:border-left="none" fo:border-right="none" fo:border-top="0.05pt solid #ededed" fo:border-bottom="none"/>
    </style:style>
    <style:style style:name="Πίνακας9" style:family="table">
      <style:table-properties style:width="17cm" table:align="left" fo:background-color="transparent">
        <style:background-image/>
      </style:table-properties>
    </style:style>
    <style:style style:name="Πίνακας9.A" style:family="table-column">
      <style:table-column-properties style:column-width="2.731cm"/>
    </style:style>
    <style:style style:name="Πίνακας9.B" style:family="table-column">
      <style:table-column-properties style:column-width="14.27cm"/>
    </style:style>
    <style:style style:name="Πίνακας9.A1" style:family="table-cell">
      <style:table-cell-properties style:vertical-align="middle" fo:padding-left="0cm" fo:padding-right="0cm" fo:padding-top="0.159cm" fo:padding-bottom="0cm" fo:border-left="none" fo:border-right="none" fo:border-top="0.05pt solid #ededed" fo:border-bottom="none"/>
    </style:style>
    <style:style style:name="P1" style:family="paragraph" style:parent-style-name="Heading_20_2">
      <style:paragraph-properties fo:text-align="justify" style:justify-single-word="false"/>
      <style:text-properties fo:font-variant="normal" fo:text-transform="none" fo:color="#008080" style:font-name="Roboto1" fo:font-size="22.5pt" fo:letter-spacing="normal" fo:font-style="normal" style:text-underline-style="solid" style:text-underline-width="auto" style:text-underline-color="font-color" fo:font-weight="bold"/>
    </style:style>
    <style:style style:name="P2" style:family="paragraph" style:parent-style-name="Heading_20_4">
      <style:paragraph-properties fo:margin-left="0cm" fo:margin-right="0cm" fo:margin-top="0cm" fo:margin-bottom="0cm" loext:contextual-spacing="false" fo:text-align="justify" style:justify-single-word="false" fo:text-indent="0cm" style:auto-text-indent="false"/>
      <style:text-properties fo:color="#333333" style:font-name="Roboto1" fo:font-size="12pt" fo:font-weight="bold"/>
    </style:style>
    <style:style style:name="P3" style:family="paragraph" style:parent-style-name="Table_20_Contents">
      <style:paragraph-properties fo:margin-top="0cm" fo:margin-bottom="0cm" loext:contextual-spacing="false" fo:text-align="justify" style:justify-single-word="false"/>
    </style:style>
    <style:style style:name="P4" style:family="paragraph" style:parent-style-name="Table_20_Contents">
      <style:paragraph-properties fo:margin-top="0cm" fo:margin-bottom="0cm" loext:contextual-spacing="false" fo:text-align="justify" style:justify-single-word="false"/>
      <style:text-properties officeooo:paragraph-rsid="0004a0e0"/>
    </style:style>
    <style:style style:name="P5" style:family="paragraph" style:parent-style-name="Table_20_Contents">
      <style:paragraph-properties fo:margin-top="0cm" fo:margin-bottom="0cm" loext:contextual-spacing="false" fo:text-align="justify" style:justify-single-word="false"/>
      <style:text-properties fo:font-weight="normal"/>
    </style:style>
    <style:style style:name="P6" style:family="paragraph" style:parent-style-name="Table_20_Contents">
      <style:paragraph-properties fo:margin-top="0cm" fo:margin-bottom="0cm" loext:contextual-spacing="false" fo:text-align="justify" style:justify-single-word="false"/>
      <style:text-properties fo:font-weight="normal" officeooo:paragraph-rsid="0004a0e0"/>
    </style:style>
    <style:style style:name="P7" style:family="paragraph" style:parent-style-name="Table_20_Contents">
      <style:paragraph-properties fo:margin-top="0cm" fo:margin-bottom="0.499cm" loext:contextual-spacing="false" fo:text-align="justify" style:justify-single-word="false"/>
    </style:style>
    <style:style style:name="P8"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9"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style:font-name="Roboto" fo:font-size="12.75pt" fo:font-weight="normal"/>
    </style:style>
    <style:style style:name="P10" style:family="paragraph" style:parent-style-name="Text_20_body" style:list-style-name="L1">
      <style:paragraph-properties fo:margin-top="0.265cm" fo:margin-bottom="0.265cm" loext:contextual-spacing="false" fo:text-align="justify" style:justify-single-word="false" fo:orphans="2" fo:widows="2" fo:padding="0cm" fo:border="none"/>
      <style:text-properties fo:font-variant="normal" fo:text-transform="none" fo:color="#111111" style:font-name="Roboto1" fo:font-size="12pt" fo:letter-spacing="normal" fo:font-style="normal" fo:font-weight="normal"/>
    </style:style>
    <style:style style:name="P11" style:family="paragraph" style:parent-style-name="Text_20_body" style:list-style-name="L1">
      <style:paragraph-properties fo:margin-top="0cm" fo:margin-bottom="0cm" loext:contextual-spacing="false" fo:text-align="justify" style:justify-single-word="false" fo:orphans="2" fo:widows="2" fo:padding="0cm" fo:border="none"/>
      <style:text-properties fo:font-variant="normal" fo:text-transform="none" fo:color="#111111" style:font-name="Roboto1" fo:font-size="12pt" fo:letter-spacing="normal" fo:font-style="normal" fo:font-weight="normal"/>
    </style:style>
    <style:style style:name="P12" style:family="paragraph" style:parent-style-name="Text_20_body" style:list-style-name="L2">
      <style:paragraph-properties fo:margin-top="0cm" fo:margin-bottom="0cm" loext:contextual-spacing="false" fo:text-align="justify" style:justify-single-word="false" fo:orphans="2" fo:widows="2" fo:padding="0cm" fo:border="none"/>
    </style:style>
    <style:style style:name="P13" style:family="paragraph" style:parent-style-name="Text_20_body" style:list-style-name="L2">
      <style:paragraph-properties fo:margin-top="0.212cm" fo:margin-bottom="0cm" loext:contextual-spacing="false" fo:text-align="justify" style:justify-single-word="false" fo:orphans="2" fo:widows="2" fo:padding="0cm" fo:border="none"/>
    </style:style>
    <style:style style:name="P1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1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111111" style:font-name="Roboto" fo:font-size="12.75pt" fo:letter-spacing="normal" fo:font-style="normal" fo:font-weight="normal"/>
    </style:style>
    <style:style style:name="P16"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111111" style:font-name="Roboto" fo:font-size="12.75pt" fo:letter-spacing="normal" fo:font-style="normal" fo:font-weight="normal"/>
    </style:style>
    <style:style style:name="P17" style:family="paragraph" style:parent-style-name="Text_20_body">
      <style:paragraph-properties fo:margin-top="0cm" fo:margin-bottom="0.926cm" loext:contextual-spacing="false" fo:text-align="justify" style:justify-single-word="false"/>
    </style:style>
    <style:style style:name="T1" style:family="text">
      <style:text-properties fo:font-weight="normal"/>
    </style:style>
    <style:style style:name="T2" style:family="text">
      <style:text-properties fo:font-weight="bold"/>
    </style:style>
    <style:style style:name="T3" style:family="text">
      <style:text-properties style:font-name="Roboto" fo:font-size="12.75pt" fo:font-weight="bold"/>
    </style:style>
    <style:style style:name="T4" style:family="text">
      <style:text-properties style:font-name="Roboto" fo:font-size="12.75pt" fo:font-weight="normal"/>
    </style:style>
    <style:style style:name="T5" style:family="text">
      <style:text-properties style:font-name="Roboto" fo:font-weight="bold"/>
    </style:style>
    <style:style style:name="T6" style:family="text">
      <style:text-properties style:font-name="Roboto" fo:font-size="11pt" fo:font-weight="bold" style:font-size-asian="11pt" style:font-size-complex="11pt"/>
    </style:style>
    <style:style style:name="T7" style:family="text">
      <style:text-properties fo:font-variant="normal" fo:text-transform="none" fo:color="#111111" style:font-name="Roboto" fo:font-size="12.75pt" fo:letter-spacing="normal" fo:font-style="normal" fo:font-weight="normal"/>
    </style:style>
    <style:style style:name="T8" style:family="text">
      <style:text-properties fo:font-variant="normal" fo:text-transform="none" fo:color="#111111" style:font-name="Roboto" fo:font-size="12.75pt" fo:letter-spacing="normal" fo:font-style="normal" fo:font-weight="bold"/>
    </style:style>
    <style:style style:name="T9" style:family="text">
      <style:text-properties fo:font-variant="normal" fo:text-transform="none" fo:color="#111111" style:font-name="Roboto1" fo:font-size="12pt" fo:letter-spacing="normal" fo:font-style="normal" fo:font-weight="normal"/>
    </style:style>
    <style:style style:name="T10" style:family="text">
      <style:text-properties fo:font-variant="normal" fo:text-transform="none" fo:color="#111111" style:font-name="Roboto1" fo:font-size="12pt" fo:letter-spacing="normal" fo:font-style="normal" fo:font-weight="normal" officeooo:rsid="0004a0e0"/>
    </style:style>
    <style:style style:name="T11" style:family="text">
      <style:text-properties fo:font-variant="normal" fo:text-transform="none" fo:color="#111111" style:font-name="Roboto1" fo:font-size="12pt" fo:letter-spacing="normal" fo:font-style="normal" fo:font-weight="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ΤΡΟΠΟΙ ΑΝΑΠΤΥΞΗΣ ΠΑΡΑΓΡΑΦΟΥ</text:h>
      <text:p text:style-name="P14"><text:span text:style-name="T7">Οι </text:span><text:span text:style-name="Strong_20_Emphasis"><text:span text:style-name="T8">Τρόποι Ανάπτυξης Παραγράφου </text:span></text:span><text:span text:style-name="T7">στο κύριο μέρος της έκθεσής μας είναι οι ακόλουθοι:</text:span></text:p>
      <text:h text:style-name="P2" text:outline-level="4">Με ΠΑΡΑΔΕΙΓΜΑΤΑ και μαρτυρίες</text:h>
      <text:p text:style-name="P14"><text:span text:style-name="T7">Με τη μέθοδο αυτή αναπτύσσεται η θεματική περίοδος αν το περιεχόμενό της χρειάζεται διευκρίνηση. Τα </text:span><text:span text:style-name="Strong_20_Emphasis"><text:span text:style-name="T8">παραδείγματα </text:span></text:span><text:span text:style-name="T7">λαμβάνονται από την καθημερινή ζωή, την προσωπική εμπειρία και την ιστορία.</text:span></text:p>
      <text:p text:style-name="P14"><text:span text:style-name="T7">Η </text:span><text:span text:style-name="Strong_20_Emphasis"><text:span text:style-name="T8">μαρτυρία </text:span></text:span><text:span text:style-name="T7">(επίκληση στην αυθεντία) χρησιμοποιείται, όταν, προκειμένου να ενισχυθεί ή να τεκμηριωθεί η άποψη της θεματικής περιόδου, γίνεται χρήση της άποψης ή της θεωρίας κάποιου αναγνωρισμένου και καταξιωμένου ανθρώπου, κάποιου ειδικού.</text:span></text:p>
      <text:p text:style-name="P16">Δεν πρέπει όμως να γίνεται κατάχρηση μαρτυριών και παραδειγμάτων, γιατί κουράζουν τον αναγνώστη και δημιουργούν την αίσθηση επιφανειακής προσέγγισης του θέματος ή έλλειψης προσωπικών επιχειρημάτων.</text:p>
      <text:p text:style-name="P14"><text:span text:style-name="Strong_20_Emphasis"><text:span text:style-name="T8">Ενδεικτικές λέξεις: </text:span></text:span><text:span text:style-name="T7">Για παράδειγμα, παράδειγμα, παραδείγματος χάρη, λόχου χάρη, κ.λπ.</text:span></text:p>
      <text:p text:style-name="P14"><text:span text:style-name="Strong_20_Emphasis"><text:span text:style-name="T8">Παράδειγμα</text:span></text:span></text:p>
      <table:table table:name="Πίνακας1" table:style-name="Πίνακας1">
        <table:table-column table:style-name="Πίνακας1.A"/>
        <table:table-column table:style-name="Πίνακας1.B"/>
        <table:table-row>
          <table:table-cell table:style-name="Πίνακας1.A1" office:value-type="string">
            <text:p text:style-name="P3"><text:span text:style-name="Strong_20_Emphasis"><text:span text:style-name="T2">Θεματική Περίοδος</text:span></text:span></text:p>
          </table:table-cell>
          <table:table-cell table:style-name="Πίνακας1.A1" office:value-type="string">
            <text:p text:style-name="P5">Αγνοούν οι γονείς ότι τα παιδιά τους κατά την περίοδο αυτή, επιθυμώντας να αποκτήσουν την αυτονομία τους και να επιβεβαιώσουν την ανεξαρτησία τους, ενεργούν συχνά : αντίθετα προς τις πατρικές επιθυμίες και ορέξεις. (…)</text:p>
          </table:table-cell>
        </table:table-row>
        <table:table-row>
          <table:table-cell table:style-name="Πίνακας1.A1" office:value-type="string">
            <text:p text:style-name="P3"><text:span text:style-name="Strong_20_Emphasis"><text:span text:style-name="T2">Λεπτομέρειες</text:span></text:span></text:p>
          </table:table-cell>
          <table:table-cell table:style-name="Πίνακας1.A1" office:value-type="string">
            <text:p text:style-name="P5">Αν, π.χ., αρέσουν στους γονείς τα κοντά μαλλιά και συχνά μιλούν με ειρωνεία για τους «μακρυμάλληδες», εξωθούν με τον τρόπο τους αυτόν περισσότερο τον έφηβο γιο τους να γίνει «μακρυμάλλης» παρά να προτιμήσει τα κοντά μαλλιά. Αν αρέσει στους γονείς η κλασική μουσική ή τα παλιά τραγούδια, ενώ η μοντέρνα μουσική αντιμετωπίζεται με περιφρόνηση, οι προτιμήσεις των παιδιών θα στραφούν μάλλον προς τη μοντέρνα έξαλλη μουσική. (…)</text:p>
          </table:table-cell>
        </table:table-row>
        <table:table-row>
          <table:table-cell table:style-name="Πίνακας1.A1" office:value-type="string">
            <text:p text:style-name="P3"><text:span text:style-name="Strong_20_Emphasis"><text:span text:style-name="T2">Κατακλείδα</text:span></text:span></text:p>
          </table:table-cell>
          <table:table-cell table:style-name="Πίνακας1.A1" office:value-type="string">
            <text:p text:style-name="P5">Πάμπολλα είναι τα παραδείγματα τα οποία θα μπορούσε κανείς να αναφέρει σχετικά με αυτήν την τάση των εφήβων να δρουν αντίθετα προς τις επιθυμίες των γονέων τους με πρόδηλη συχνά την πρόθεση να τους ερεθίσουν.</text:p>
          </table:table-cell>
        </table:table-row>
      </table:table>
      <text:h text:style-name="P2" text:outline-level="4"/>
      <text:h text:style-name="P2" text:outline-level="4">Με ΣΥΓΚΡΙΣΗ Και ΑΝΤΙΘΕΣΗ</text:h>
      <text:p text:style-name="P14"><text:span text:style-name="T7">Όταν η θεματική περίοδος περιέχει δύο αντιθετικά μεταξύ τους δεδομένα, αναπτύσσεται με </text:span><text:span text:style-name="Strong_20_Emphasis"><text:span text:style-name="T8">σύγκριση-αντίθεση</text:span></text:span><text:span text:style-name="T7">. Ανάλογα με τη μορφή της σύγκρισης έχουμε:</text:span></text:p>
      <text:p text:style-name="P14"><text:span text:style-name="Strong_20_Emphasis"><text:span text:style-name="T8">α.</text:span></text:span><text:span text:style-name="Strong_20_Emphasis"><text:span text:style-name="T7"> </text:span></text:span><text:span text:style-name="Strong_20_Emphasis"><text:span text:style-name="T8">Αντίθεση</text:span></text:span><text:span text:style-name="T7">: Αντιπαραβολή των συγκρινόμενων και παρουσίαση των </text:span><text:span text:style-name="Strong_20_Emphasis"><text:span text:style-name="T8">διαφορών </text:span></text:span><text:span text:style-name="T7">τους.</text:span></text:p>
      <text:p text:style-name="P14"><text:span text:style-name="Strong_20_Emphasis"><text:span text:style-name="T8">β.</text:span></text:span><text:span text:style-name="Strong_20_Emphasis"><text:span text:style-name="T7"> </text:span></text:span><text:span text:style-name="Strong_20_Emphasis"><text:span text:style-name="T8">Σύγκριση</text:span></text:span><text:span text:style-name="T7">: Παρουσίαση των συγκρινόμενων και επισήμανση όχι μόνο των </text:span><text:span text:style-name="Strong_20_Emphasis"><text:span text:style-name="T8">ομοιοτήτων </text:span></text:span><text:span text:style-name="T7">αλλά και των </text:span><text:span text:style-name="Strong_20_Emphasis"><text:span text:style-name="T8">διαφορών </text:span></text:span><text:span text:style-name="T7">τους.</text:span></text:p>
      <text:p text:style-name="P14"><text:span text:style-name="Strong_20_Emphasis"><text:span text:style-name="T8">Ως τρόπος ανάπτυξης παραγράφου ενδέχεται να έχει τους εξής τρόπους:</text:span></text:span></text:p>
      <text:list xml:id="list1362167408" text:style-name="L1">
        <text:list-item>
          <text:p text:style-name="P10">Με παρουσίαση όλων των ιδιοτήτων / γνωρισμάτων του ενός μέλους και στη συνέχεια του άλλου.</text:p>
        </text:list-item>
        <text:list-item>
          <text:p text:style-name="P11"><text:soft-page-break/>Με παρουσίαση σημείο προς σημείο των ομοιοτήτων και των διαφορών των συγκρινόμενων μελών.</text:p>
        </text:list-item>
      </text:list>
      <text:p text:style-name="P14"><text:span text:style-name="Strong_20_Emphasis"><text:span text:style-name="T8">Ενδεικτικές λέξεις: </text:span></text:span><text:span text:style-name="T7">συγκριτικά, εντούτοις, αλλά, όμως, μολονότι, ωστόσο, εξάλλου, παρόμοια.</text:span></text:p>
      <text:p text:style-name="P14"><text:span text:style-name="Strong_20_Emphasis"><text:span text:style-name="T8">Παράδειγμα 1ο</text:span></text:span><text:span text:style-name="T7">:</text:span></text:p>
      <table:table table:name="Πίνακας2" table:style-name="Πίνακας2">
        <table:table-column table:style-name="Πίνακας2.A"/>
        <table:table-column table:style-name="Πίνακας2.B"/>
        <table:table-row>
          <table:table-cell table:style-name="Πίνακας2.A1" office:value-type="string">
            <text:p text:style-name="P3"><text:span text:style-name="Strong_20_Emphasis"><text:span text:style-name="T2">Θεματική Περίοδος</text:span></text:span></text:p>
          </table:table-cell>
          <table:table-cell table:style-name="Πίνακας2.A1" office:value-type="string">
            <text:p text:style-name="P5">Η τεχνολογία ενώνει, αλλά και αποξενώνει τους ανθρώπους.</text:p>
          </table:table-cell>
        </table:table-row>
        <table:table-row>
          <table:table-cell table:style-name="Πίνακας2.A1" office:value-type="string">
            <text:p text:style-name="P7"><text:span text:style-name="Strong_20_Emphasis"><text:span text:style-name="T2">Λεπτομέρειες</text:span></text:span></text:p>
            <text:p text:style-name="P8"><text:span text:style-name="Strong_20_Emphasis"><text:span text:style-name="T6">(με τον πρώτο τρόπο)</text:span></text:span></text:p>
          </table:table-cell>
          <table:table-cell table:style-name="Πίνακας2.A1" office:value-type="string">
            <text:p text:style-name="P5">Η τεχνολογία έφερε πιο κοντά τους ανθρώπους, αλλά και τους απομάκρυνε ταυτόχρονα. Με τις εφαρμογές της, άλλοτε άμεσα και άλλοτε έμμεσα, έφερε τους ανθρώπους πιο κοντά. Μαζικοποίησε τους χώρους εργασίας, όπου τώρα δεκάδες, εκατοντάδες ή και χιλιάδες άνθρωποι συνεργάζονται, για να κατασκευάσουν ένα προϊόν. (…)</text:p>
            <text:p text:style-name="P9">Από την άλλη όμως είναι η τεχνολογία που συνέβαλε στην αποξένωση των ανθρώπων από την εργασία τους – με τη μεσολάβηση της ειδίκευσης – τον άνθρωπο από τη φύση, αφού χάρη στην τεχνολογία γιγαντώθηκαν οι πόλεις, τον άνθρωπο από το συνάνθρωπο αλλά και από τον εαυτό του, εξαιτίας του τερατώδους ρυθμού ζωής αλλά και των αξιών που επέβαλε. (…)</text:p>
          </table:table-cell>
        </table:table-row>
        <table:table-row>
          <table:table-cell table:style-name="Πίνακας2.A1" office:value-type="string">
            <text:p text:style-name="P3"><text:span text:style-name="Strong_20_Emphasis"><text:span text:style-name="T2">Κατακλείδα</text:span></text:span></text:p>
          </table:table-cell>
          <table:table-cell table:style-name="Πίνακας2.A1" office:value-type="string">
            <text:p text:style-name="P5">Έτσι η τεχνολογία είναι και ενοποιητικός αλλά και αποξενωτικός παράγοντας για τον άνθρωπο.</text:p>
          </table:table-cell>
        </table:table-row>
      </table:table>
      <text:p text:style-name="P14"><text:span text:style-name="Strong_20_Emphasis"><text:span text:style-name="T8"/></text:span></text:p>
      <text:p text:style-name="P14"><text:span text:style-name="Strong_20_Emphasis"><text:span text:style-name="T8">Παράδειγμα 2ο</text:span></text:span><text:span text:style-name="T7">:</text:span></text:p>
      <table:table table:name="Πίνακας3" table:style-name="Πίνακας3">
        <table:table-column table:style-name="Πίνακας3.A"/>
        <table:table-column table:style-name="Πίνακας3.B"/>
        <table:table-row>
          <table:table-cell table:style-name="Πίνακας3.A1" office:value-type="string">
            <text:p text:style-name="P3"><text:span text:style-name="Strong_20_Emphasis"><text:span text:style-name="T2">Θεματική Περίοδος</text:span></text:span></text:p>
          </table:table-cell>
          <table:table-cell table:style-name="Πίνακας3.A1" office:value-type="string">
            <text:p text:style-name="P5">Η παιδεία αποτελεί τροφό αλλά και δυνάστη του ανθρώπινου πνεύματος</text:p>
          </table:table-cell>
        </table:table-row>
        <table:table-row>
          <table:table-cell table:style-name="Πίνακας3.A1" office:value-type="string">
            <text:p text:style-name="P7"><text:span text:style-name="Strong_20_Emphasis"><text:span text:style-name="T2">Λεπτομέρειες</text:span></text:span></text:p>
            <text:p text:style-name="P8"><text:span text:style-name="Strong_20_Emphasis"><text:span text:style-name="T6">(με το δεύτερο τρόπο)</text:span></text:span></text:p>
          </table:table-cell>
          <table:table-cell table:style-name="Πίνακας3.A1" office:value-type="string">
            <text:p text:style-name="P5">Συμβάλλει στη διεύρυνση του πνεύματος από τη μια, καλλιεργώντας ενδιάθετες δυνατότητες, αλλά και το περιορίζει στα όρια της συγκεκριμένης παιδείας. Καθιστά διεισδυτικό το πνεύμα, οξύνοντάς του την κριτική ικανότητα, αλλά και το τυποποιεί ταυτόχρονα, αφού κάθε παιδεία συνιστά και μία μορφή προκατασκευασμένων σχημάτων. (…)</text:p>
          </table:table-cell>
        </table:table-row>
      </table:table>
      <text:h text:style-name="P2" text:outline-level="4"/>
      <text:h text:style-name="P2" text:outline-level="4">Με ΑΙΤΙΟΛΟΓΗΣΗ</text:h>
      <text:p text:style-name="P14"><text:span text:style-name="T7">Πολλές φορές οι θεματικές περίοδοι είναι κρίσεως και χρειάζεται να αποδειχτεί η ισχύς τους με </text:span><text:span text:style-name="Strong_20_Emphasis"><text:span text:style-name="T8">αιτιολόγηση </text:span></text:span><text:span text:style-name="T7">στηριζόμενη σε επιχειρήματα αξιόπιστα και λογικά. Στην περίπτωση αυτή η θεματική περίοδος μας παρακινεί να ρωτήσουμε: «ΓΙΑΤΙ;» Τότε είναι απαραίτητη η </text:span><text:span text:style-name="Strong_20_Emphasis"><text:span text:style-name="T8">αιτιολόγηση </text:span></text:span><text:span text:style-name="T7">της θέσης αυτής. Αυτή οργανώνεται με διάφορους τρόπους, όπως με αιτιολογικές προτάσεις και μετοχές, καθώς και με ανάλογα εκφραστικά μέσα.</text:span></text:p>
      <text:p text:style-name="P14"><text:span text:style-name="Strong_20_Emphasis"><text:span text:style-name="T8">Ενδεικτικές λέξεις: </text:span></text:span><text:span text:style-name="T7">επειδή, γιατί, διότι.</text:span></text:p>
      <text:p text:style-name="P14"><text:span text:style-name="Strong_20_Emphasis"><text:span text:style-name="T8">Παράδειγμα</text:span></text:span></text:p>
      <table:table table:name="Πίνακας4" table:style-name="Πίνακας4">
        <table:table-column table:style-name="Πίνακας4.A"/>
        <table:table-column table:style-name="Πίνακας4.B"/>
        <table:table-row>
          <table:table-cell table:style-name="Πίνακας4.A1" office:value-type="string">
            <text:p text:style-name="P3"><text:span text:style-name="Strong_20_Emphasis"><text:span text:style-name="T2">Θεματική Περίοδος</text:span></text:span></text:p>
          </table:table-cell>
          <table:table-cell table:style-name="Πίνακας4.A1" office:value-type="string">
            <text:p text:style-name="P3"><text:span text:style-name="T1">Σήμερα η εξειδίκευση έγινε απολύτως αναγκαία.</text:span></text:p>
          </table:table-cell>
        </table:table-row>
        <table:table-row>
          <table:table-cell table:style-name="Πίνακας4.A1" office:value-type="string">
            <text:p text:style-name="P7"><text:span text:style-name="Strong_20_Emphasis"><text:span text:style-name="T2">Λεπτομέρειες</text:span></text:span></text:p>
          </table:table-cell>
          <table:table-cell table:style-name="Πίνακας4.A1" office:value-type="string">
            <text:p text:style-name="P5">Πρώτον, γιατί οι ασχολίες του σύγχρονου ανθρώπου καλύπτουν ένα τόσο ευρύ φάσμα, ώστε να είναι αδύνατη η ταυτόχρονη επίδοση του σε πολλούς και διαφορετικούς τομείς. Έπειτα, η εξειδίκευση επιβάλλεται στην εποχή μας από την έκρηξη των επιστημονικών γνώσεων. Όσο περισσότερα αντικείμενα περιλαμβάνονται στο πλάτος μιας επιστήμης, όσο πιο δύσκολη γίνεται η έρευνα <text:soft-page-break/>τους σε βάθος. (…)</text:p>
          </table:table-cell>
        </table:table-row>
        <table:table-row>
          <table:table-cell table:style-name="Πίνακας4.A1" office:value-type="string">
            <text:p text:style-name="P3"><text:span text:style-name="Strong_20_Emphasis"><text:span text:style-name="T2">Κατακλείδα</text:span></text:span></text:p>
          </table:table-cell>
          <table:table-cell table:style-name="Πίνακας4.A1" office:value-type="string">
            <text:p text:style-name="P5">Αν σε αυτά προσθέσουμε και την ανάγκη να αντιμετωπιστούν αποτελεσματικά τα πολύπλοκα προβλήματα που υπάρχουν στην εποχή μας, αντιλαμβανόμαστε πόσο απαραίτητη είναι σήμερα η εξειδίκευση.</text:p>
          </table:table-cell>
        </table:table-row>
      </table:table>
      <text:h text:style-name="P2" text:outline-level="4"/>
      <text:h text:style-name="P2" text:outline-level="4">Με ΟΡΙΣΜΟ</text:h>
      <text:p text:style-name="P14"><text:span text:style-name="T7">Όταν στη θεματική περίοδο μιας παραγράφου καθορίζονται τα κύρια γνωρίσματα και οι ιδιότητες μιας έννοιας, που την κάνουν διακριτή και ξεχωριστή, σε σχέση με τις άλλες, τότε η παράγραφος αναπτύσσεται με τη μέθοδο του </text:span><text:span text:style-name="Strong_20_Emphasis"><text:span text:style-name="T8">ορισμού</text:span></text:span><text:span text:style-name="T7">. Σε αυτήν την περίπτωση οφείλουμε να αναζητούμε και να παρουσιάζουμε και τα εξής στοιχεία:</text:span></text:p>
      <text:list xml:id="list3199016933" text:style-name="L2">
        <text:list-item>
          <text:p text:style-name="P13"><text:span text:style-name="T9">την </text:span><text:span text:style-name="Strong_20_Emphasis"><text:span text:style-name="T11">οριστέα</text:span></text:span><text:span text:style-name="Strong_20_Emphasis"><text:span text:style-name="T9"> </text:span></text:span><text:span text:style-name="Strong_20_Emphasis"><text:span text:style-name="T11">έννοια</text:span></text:span><text:span text:style-name="T9">: πρόκειται για την έννοια που οφείλουμε να ορίσουμε.</text:span></text:p>
        </text:list-item>
        <text:list-item>
          <text:p text:style-name="P13"><text:span text:style-name="T10">τ</text:span><text:span text:style-name="T9">ο </text:span><text:span text:style-name="Strong_20_Emphasis"><text:span text:style-name="T11">προσεχές</text:span></text:span><text:span text:style-name="Strong_20_Emphasis"><text:span text:style-name="T9"> </text:span></text:span><text:span text:style-name="Strong_20_Emphasis"><text:span text:style-name="T11">γένος</text:span></text:span><text:span text:style-name="T9">: την ευρύτερη κατηγορία στην οποία εντάσσεται αυτή</text:span></text:p>
        </text:list-item>
        <text:list-item>
          <text:p text:style-name="P12"><text:span text:style-name="T9">την </text:span><text:span text:style-name="Strong_20_Emphasis"><text:span text:style-name="T11">ειδοποιό</text:span></text:span><text:span text:style-name="Strong_20_Emphasis"><text:span text:style-name="T9"> </text:span></text:span><text:span text:style-name="Strong_20_Emphasis"><text:span text:style-name="T11">διαφορά</text:span></text:span><text:span text:style-name="T9">: τα ιδιαίτερα χαρακτηριστικά που την κάνουν να διαφοροποιείται από τις υπόλοιπες έννοιες που ανήκουν στο ίδιο γένος.</text:span></text:p>
        </text:list-item>
      </text:list>
      <text:p text:style-name="P14"><text:span text:style-name="T7">Ο ορισμός ανάλογα με την </text:span><text:span text:style-name="Strong_20_Emphasis"><text:span text:style-name="T8">έκτασή </text:span></text:span><text:span text:style-name="T7">του διακρίνεται σε:</text:span></text:p>
      <text:p text:style-name="P14"><text:span text:style-name="Strong_20_Emphasis"><text:span text:style-name="T8">Α) σύντομο</text:span></text:span><text:span text:style-name="T7">, όταν η παρουσίαση της έννοιας γίνεται με συνοπτικό-λεξικογραφικό τρόπο και</text:span></text:p>
      <text:p text:style-name="P14"><text:span text:style-name="Strong_20_Emphasis"><text:span text:style-name="T8">Β) εκτεταμένο</text:span></text:span><text:span text:style-name="T7">, όταν η παρουσίαση της έννοιας εκτείνεται σε μία ή περισσότερες παραγράφους.</text:span></text:p>
      <text:p text:style-name="P14"><text:span text:style-name="T7">Ο ορισμός ανάλογα με την </text:span><text:span text:style-name="Strong_20_Emphasis"><text:span text:style-name="T8">προσέγγισή </text:span></text:span><text:span text:style-name="T7">του διακρίνεται σε:</text:span></text:p>
      <text:p text:style-name="P14"><text:span text:style-name="Strong_20_Emphasis"><text:span text:style-name="T8">α) αναλυτικός</text:span></text:span><text:span text:style-name="T7">, όταν εκθέτει τα χαρακτηριστικά γνωρίσματα μιας έννοιας και</text:span></text:p>
      <text:p text:style-name="P14"><text:span text:style-name="Strong_20_Emphasis"><text:span text:style-name="T8">β) συνθετικός ή γενετικός</text:span></text:span><text:span text:style-name="T7">, όταν περιγράφει τη διαδικασία γένεσης-δημιουργίας μιας έννοιας από τα συστατικά της.</text:span></text:p>
      <text:p text:style-name="P14"><text:span text:style-name="Strong_20_Emphasis"><text:span text:style-name="T8">Ενδεικτικές λέξεις: </text:span></text:span><text:span text:style-name="T7">ορίζεται, λέγεται, είναι, αποτελεί, ονομάζεται.</text:span></text:p>
      <text:p text:style-name="P14"><text:span text:style-name="Strong_20_Emphasis"><text:span text:style-name="T8">Παράδειγμα</text:span></text:span></text:p>
      <table:table table:name="Πίνακας5" table:style-name="Πίνακας5">
        <table:table-column table:style-name="Πίνακας5.A"/>
        <table:table-column table:style-name="Πίνακας5.B"/>
        <table:table-row>
          <table:table-cell table:style-name="Πίνακας5.A1" office:value-type="string">
            <text:p text:style-name="P3"><text:span text:style-name="Strong_20_Emphasis"><text:span text:style-name="T2">Θεματική Περίοδος</text:span></text:span></text:p>
          </table:table-cell>
          <table:table-cell table:style-name="Πίνακας5.A1" office:value-type="string">
            <text:p text:style-name="P5">Οι νέοι καλούνται να χρησιμοποιήσουν το δοκίμιο στο γραπτό λόγο τους.</text:p>
          </table:table-cell>
        </table:table-row>
        <table:table-row>
          <table:table-cell table:style-name="Πίνακας5.A1" office:value-type="string">
            <text:p text:style-name="P3"><text:span text:style-name="Strong_20_Emphasis"><text:span text:style-name="T2">Λεπτομέρειες</text:span></text:span></text:p>
          </table:table-cell>
          <table:table-cell table:style-name="Πίνακας5.A1" office:value-type="string">
            <text:p text:style-name="P5">Δοκίμιο είναι ένα σύντομο, γρήγορα γραμμένο, ευπρόσιτο στο πλατύ κοινό κείμενο, που αποτελεί μια απόπειρα να προσεγγίσει κανείς σε αρκετό βαθμό ένα θέμα κριτικής, επιστήμης, τέχνης, ηθών με γνώσεις και καλλιέργεια, χωρίς όμως να το εξαντλεί, γιατί τούτο θα απαιτούσε συστηματική και διεξοδική διερεύνηση, επομένως μια πολυσέλιδη πραγματεία…</text:p>
          </table:table-cell>
        </table:table-row>
      </table:table>
      <text:h text:style-name="P2" text:outline-level="4"/>
      <text:h text:style-name="P2" text:outline-level="4">Με ΔΙΑΙΡΕΣΗ</text:h>
      <text:p text:style-name="P14"><text:span text:style-name="T7">Στην περίπτωση αυτή η θεματική περίοδος είναι διατυπωμένη έτσι ώστε να αποκαλύπτει τα στοιχεία από τα οποία αποτελείται ένα αντικείμενο ή μία ιδέα η οποία αποκαλείται </text:span><text:span text:style-name="Strong_20_Emphasis"><text:span text:style-name="T8">διαιρετέα έννοια</text:span></text:span><text:span text:style-name="T7">. Στη διαίρεση αναλύουμε ένα όλο (</text:span><text:span text:style-name="Strong_20_Emphasis"><text:span text:style-name="T8">γένος</text:span></text:span><text:span text:style-name="T7">) στα μέρη του (</text:span><text:span text:style-name="Strong_20_Emphasis"><text:span text:style-name="T8">είδη</text:span></text:span><text:span text:style-name="T7">) με κάποιο βασικό, ουσιώδες γνώρισμα (</text:span><text:span text:style-name="Strong_20_Emphasis"><text:span text:style-name="T8">διαιρετική βάση</text:span></text:span><text:span text:style-name="T7">). Στις λεπτομέρειες σχολιάζονται όλα τα είδη που δηλώνονται στη θεματική πρόταση.</text:span></text:p>
      <text:p text:style-name="P14"><text:span text:style-name="T7">Ωστόσο, μια έννοια ενδέχεται να διαιρείται σε περισσότερες από μία διαιρετικές βάσεις, για αυτό και η διαιρετική βάση επιβάλλεται να είναι </text:span><text:span text:style-name="Strong_20_Emphasis"><text:span text:style-name="T8">ενιαία</text:span></text:span><text:span text:style-name="T7">. Απαιτείται, ακόμη, να είναι </text:span><text:span text:style-name="Strong_20_Emphasis"><text:span text:style-name="T8">τέλεια</text:span></text:span><text:span text:style-name="T7">, δηλαδή να περιλαμβάνει όλα τα μέλη/είδη, διαφορετικά </text:span><text:soft-page-break/><text:span text:style-name="T7">χαρακτηρίζεται ατελής, και, επιπλέον, να είναι συνεχής, δηλαδή να μην παρατηρούνται κενά στην καταγραφή των ειδών. Το αποτέλεσμα της διαίρεσης, που είναι ανάλογο με τη διαιρετική βάση, αποτελείται, τέλος, από τα </text:span><text:span text:style-name="Strong_20_Emphasis"><text:span text:style-name="T8">διαιρετικά μέλη/είδη</text:span></text:span><text:span text:style-name="T7">.</text:span></text:p>
      <text:p text:style-name="P14"><text:span text:style-name="Strong_20_Emphasis"><text:span text:style-name="T8">Ενδεικτικές λέξεις: </text:span></text:span><text:span text:style-name="T7">πρώτον, δεύτερον, από τη μια, από την άλλη, διαιρούμε, διακρίνουμε, διχοτομείται, χωρίζεται.</text:span></text:p>
      <text:p text:style-name="P14"><text:span text:style-name="Strong_20_Emphasis"><text:span text:style-name="T8">Παράδειγμα</text:span></text:span></text:p>
      <table:table table:name="Πίνακας6" table:style-name="Πίνακας6">
        <table:table-column table:style-name="Πίνακας6.A"/>
        <table:table-column table:style-name="Πίνακας6.B"/>
        <table:table-row>
          <table:table-cell table:style-name="Πίνακας6.A1" office:value-type="string">
            <text:p text:style-name="P3"><text:span text:style-name="Strong_20_Emphasis"><text:span text:style-name="T2">Θεματική Περίοδος</text:span></text:span></text:p>
          </table:table-cell>
          <table:table-cell table:style-name="Πίνακας6.A1" office:value-type="string">
            <text:p text:style-name="P3"><text:span text:style-name="T1">Μια άλλη διαίρεση των πράξεων κερδίζει έδαφος στους κύκλους των νεωτερικών ψυχολόγων. Οι ανθρώπινες πράξεις -λέγουν- είναι δύο ειδών: έλλογες και μη έλλογες</text:span><text:span text:style-name="Emphasis"><text:span text:style-name="T1">.</text:span></text:span></text:p>
          </table:table-cell>
        </table:table-row>
        <table:table-row>
          <table:table-cell table:style-name="Πίνακας6.A1" office:value-type="string">
            <text:p text:style-name="P3"><text:span text:style-name="Strong_20_Emphasis"><text:span text:style-name="T2">Λεπτομέρειες</text:span></text:span></text:p>
          </table:table-cell>
          <table:table-cell table:style-name="Πίνακας6.A1" office:value-type="string">
            <text:p text:style-name="P5">Όπου είναι σαφής η συνείδηση του σκοπού, τα μέσα έχουν επιλεγεί με ζύγισμα και λογισμό και η εκτέλεση ακολουθεί ένα καταστρωμένο σχέδιο που φέρνει (έχει οργανωθεί για να φέρει) στους αλλεπάλληλους στόχους, εκεί μιλούμε για πράξεις έλλογες. Μη έλλογες είναι όσες δεν έχουν αυτά τα γνωρίσματα (τους λείπουν τα περισσότερα ή και όλα). Γίνονται δηλαδή ανεπίγνωτα, αλόγιστα, αμέθοδα, επειδή δεσπόζουν στη γέννηση και στην εξέλιξή τους δυνάμεις ενστιγματικές ή βίαια, ασυγκράτητα πάθη. (…)</text:p>
            <text:p text:style-name="P8"><text:span text:style-name="T4">(Ε. Π. Παπανούτσος, </text:span><text:span text:style-name="Emphasis"><text:span text:style-name="T4">Το Εκούσιο και το Ακούσιο</text:span></text:span><text:span text:style-name="T4">)</text:span></text:p>
          </table:table-cell>
        </table:table-row>
      </table:table>
      <text:h text:style-name="P2" text:outline-level="4"/>
      <text:h text:style-name="P2" text:outline-level="4">Με ΑΙΤΙΟ Και ΑΠΟΤΕΛΕΣΜΑ</text:h>
      <text:p text:style-name="P14"><text:span text:style-name="T7">Στη θεματική περίοδο παρουσιάζεται η </text:span><text:span text:style-name="Strong_20_Emphasis"><text:span text:style-name="T8">αιτία </text:span></text:span><text:span text:style-name="T7">που οδηγεί τα πράγματα σε μία κατάσταση ή σε ένα </text:span><text:span text:style-name="Strong_20_Emphasis"><text:span text:style-name="T8">αποτέλεσμα </text:span></text:span><text:span text:style-name="T7">και στις λεπτομέρειες παρουσιάζεται το αποτέλεσμα της αιτίας. Μπορεί όμως να συμβεί το αντίθετο και να διατυπωθεί στη θεματική περίοδο ένα αποτέλεσμα ή μία συνέπεια και στις λεπτομέρειες να διατυπωθούν οι αιτίες που οδηγούν σ’ αυτά. Σε αυτήν την περίπτωση λέμε ότι η παράγραφος αναπτύσσεται με </text:span><text:span text:style-name="Strong_20_Emphasis"><text:span text:style-name="T8">αποτέλεσμα</text:span></text:span><text:span text:style-name="T7">–</text:span><text:span text:style-name="Strong_20_Emphasis"><text:span text:style-name="T8">αίτιο</text:span></text:span><text:span text:style-name="T7">.</text:span></text:p>
      <text:p text:style-name="P14"><text:span text:style-name="Strong_20_Emphasis"><text:span text:style-name="T8">Ενδεικτικές λέξεις: </text:span></text:span><text:span text:style-name="T7">οφείλεται, ευθύνεται, αιτία, αποτέλεσμα, συνεπώς, επομένως, άρα, προκαλεί.</text:span></text:p>
      <text:p text:style-name="P14"><text:span text:style-name="Strong_20_Emphasis"><text:span text:style-name="T8">Παράδειγμα</text:span></text:span></text:p>
      <table:table table:name="Πίνακας7" table:style-name="Πίνακας7">
        <table:table-column table:style-name="Πίνακας7.A"/>
        <table:table-column table:style-name="Πίνακας7.B"/>
        <table:table-row>
          <table:table-cell table:style-name="Πίνακας7.A1" office:value-type="string">
            <text:p text:style-name="P3"><text:span text:style-name="Strong_20_Emphasis"><text:span text:style-name="T2">Θεματική Περίοδος</text:span></text:span></text:p>
          </table:table-cell>
          <table:table-cell table:style-name="Πίνακας7.A1" office:value-type="string">
            <text:p text:style-name="P5">Είναι γεγονός ότι ο Έλληνας δε διαβάζει. Δεν αγαπά το βιβλίο και τη μελέτη.</text:p>
          </table:table-cell>
        </table:table-row>
        <table:table-row>
          <table:table-cell table:style-name="Πίνακας7.A1" office:value-type="string">
            <text:p text:style-name="P3"><text:span text:style-name="Strong_20_Emphasis"><text:span text:style-name="T2">Λεπτομέρειες</text:span></text:span></text:p>
          </table:table-cell>
          <table:table-cell table:style-name="Πίνακας7.A1" office:value-type="string">
            <text:p text:style-name="P5">Γιατί όμως; Κληρονομικά βάρη και φυλετικός χαρακτήρας; Μα τότε θα ‘πρεπε μάλλον το αντίθετο να συμβαίνει!… Η εθνική κληρονομιά του Έλληνα είναι βαθιά πνευματική.<text:line-break/>Τότε; Πρέπει να παραδεχτούμε ότι ο άνθρωπος δε γεννιέται αγκαλιά με το βιβλίο, του μαθαίνουν να το αγαπάει. Είναι θέμα γενικότερης παιδείας, που ξεκινάει βέβαια από την εκπαίδευση, από τα σχολεία όλων των βαθμίδων. Και εκεί φαίνεται πως υστερούμε. Γιατί εμείς από τα σχολεία βγάζουμε ανθρώπους που ακούν για βιβλίο, ακούν για μελέτη και το βάζουν στα πόδια! Κακογραμμένα βιβλία και μέθοδοι σκουριασμένες απωθούν τους νέους από το βιβλίο και την ευπρόσδεκτη και γόνιμη γνώση. (…)</text:p>
          </table:table-cell>
        </table:table-row>
      </table:table>
      <text:h text:style-name="P2" text:outline-level="4"/>
      <text:h text:style-name="P2" text:outline-level="4">Με ΑΝΑΛΟΓΙΑ</text:h>
      <text:p text:style-name="P14"><text:span text:style-name="T7">Με τη μέθοδο αυτή ο συγγραφέας βεβαιώνει μία </text:span><text:span text:style-name="Strong_20_Emphasis"><text:span text:style-name="T8">ομοιότητα </text:span></text:span><text:span text:style-name="T7">ανάμεσα σε δύο ή περισσότερα πράγματα εντελώς ανόμοια από όλες τις άλλες πλευρές. Η μέθοδος αυτή είναι χρήσιμη όταν έχουμε να διασαφηνίσουμε ιδέες ή να τονίσουμε τα κύρια </text:span><text:soft-page-break/><text:span text:style-name="T7">σημεία ενός επιχειρήματος, παραθέτοντας χαρακτηριστικά μια άλλης έννοιας (φαινομένου) που είναι περισσότερο γνωστή και οικεία στους αναγνώστες. Στην περίπτωση αυτή η θεματική περίοδος είναι διατυπωμένη ως </text:span><text:span text:style-name="Strong_20_Emphasis"><text:span text:style-name="T8">παρομοίωση </text:span></text:span><text:span text:style-name="T7">ή </text:span><text:span text:style-name="Strong_20_Emphasis"><text:span text:style-name="T8">μεταφορά </text:span></text:span><text:span text:style-name="T7">και η ανάπτυξή της είναι μία </text:span><text:span text:style-name="Strong_20_Emphasis"><text:span text:style-name="T8">εκτεταμένη</text:span></text:span><text:span text:style-name="Strong_20_Emphasis"><text:span text:style-name="T7"> </text:span></text:span><text:span text:style-name="Strong_20_Emphasis"><text:span text:style-name="T8">παρομοίωση</text:span></text:span><text:span text:style-name="T7">.</text:span></text:p>
      <text:p text:style-name="P14"><text:bookmark text:name="_Toc161683228"/><text:span text:style-name="Strong_20_Emphasis"><text:span text:style-name="T8">Ενδεικτικές λέξεις: </text:span></text:span><text:span text:style-name="T7">ανάλογα, αναλόγως, παρόμοια, τόσο… όσο, όπως, σαν.</text:span></text:p>
      <text:p text:style-name="P14"><text:span text:style-name="Strong_20_Emphasis"><text:span text:style-name="T8">Παράδειγμα</text:span></text:span></text:p>
      <table:table table:name="Πίνακας8" table:style-name="Πίνακας8">
        <table:table-column table:style-name="Πίνακας8.A"/>
        <table:table-column table:style-name="Πίνακας8.B"/>
        <table:table-row>
          <table:table-cell table:style-name="Πίνακας8.A1" office:value-type="string">
            <text:p text:style-name="P3"><text:span text:style-name="Strong_20_Emphasis"><text:span text:style-name="T2">Θεματική Περίοδος</text:span></text:span></text:p>
          </table:table-cell>
          <table:table-cell table:style-name="Πίνακας8.A1" office:value-type="string">
            <text:p text:style-name="P5">Σήμερα ο άνθρωπος έχει την ιδέα πως λευτερώθηκε από πολλά πράγματα που τον εμποδίζανε τάχα να είναι λεύτερος.</text:p>
          </table:table-cell>
        </table:table-row>
        <table:table-row>
          <table:table-cell table:style-name="Πίνακας8.A1" office:value-type="string">
            <text:p text:style-name="P7"><text:span text:style-name="Strong_20_Emphasis"><text:span text:style-name="T2">Λεπτομέρειες</text:span></text:span></text:p>
          </table:table-cell>
          <table:table-cell table:style-name="Πίνακας8.A1" office:value-type="string">
            <text:p text:style-name="P5">Πέταξε, λοιπόν, από πάνω του, μαζί με τ’ άλλα και την παράδοση και βρέθηκε σ’ ένα χάος. Αυτό το χάος το λέγει ελευθερία. Οι παλιοί οι θαλασσινοί βλέπανε τ’ άστρο της τραμουντάνας (τον Πολικόν Αστέρα) και βρίσκανε το δρόμο τους. Κι ο άνθρωπος, μέσα στο ατελείωτο πέλαγο του καιρού, για να ξέρει πού πηγαίνει, είχε την παράδοση που τον οδηγούσε. Σε καιρό που σκεπάζανε τον ουρανό σύννεφα, ο παλιός ναυτικός, σαν έχανε το βορινό αστέρι, δεν ήξερε πού να τραβήξει. Φαντάσου, λοιπόν, αυτός ο άνθρωπος να είχε την ιδέα πως με τη συννεφιά και δίχως το άστρο της τραμουντάνας ήταν πιο ελεύθερος να πάει όπου ήθελε μέσα στο πέλαγος. Το ίδιο λέγει και ο σημερινός άνθρωπος που δεν θέλει την παράδοση</text:p>
          </table:table-cell>
        </table:table-row>
        <table:table-row>
          <table:table-cell table:style-name="Πίνακας8.A1" office:value-type="string">
            <text:p text:style-name="P3"><text:span text:style-name="Strong_20_Emphasis"><text:span text:style-name="T2">Κατακλείδα</text:span></text:span></text:p>
          </table:table-cell>
          <table:table-cell table:style-name="Πίνακας8.A1" office:value-type="string">
            <text:p text:style-name="P4"><text:span text:style-name="T1">Ένας λαός που έχει χάσει την παράδοση του, είναι σαν τον άνθρωπο που έχει χάσει το μνημονικό του, που έχει πάθει αμνησία. (…)</text:span></text:p>
            <text:p text:style-name="P4"><text:span text:style-name="T1">(Φώτης Κόντογλου, περ. </text:span><text:span text:style-name="Emphasis"><text:span text:style-name="T1">Ελεύθερη Γενιά</text:span></text:span><text:span text:style-name="T1">, τεύχος 27, σ. 6)</text:span></text:p>
          </table:table-cell>
        </table:table-row>
      </table:table>
      <text:h text:style-name="P2" text:outline-level="4"/>
      <text:h text:style-name="P2" text:outline-level="4">Με ΣΥΝΔΥΑΣΜΟ ΜΕΘΟΔΩΝ</text:h>
      <text:p text:style-name="P16">Πολλές φορές για την ανάπτυξη της παραγράφου μπορούν να χρησιμοποιηθούν περισσότερες από μία από τις παραπάνω μεθόδους, προκειμένου να εξασφαλιστεί μεγαλύτερη αποτελεσματικότητα ή πληρότητα.</text:p>
      <text:p text:style-name="P14"><text:span text:style-name="Strong_20_Emphasis"><text:span text:style-name="T8">Παράδειγμα</text:span></text:span></text:p>
      <table:table table:name="Πίνακας9" table:style-name="Πίνακας9">
        <table:table-column table:style-name="Πίνακας9.A"/>
        <table:table-column table:style-name="Πίνακας9.B"/>
        <table:table-row>
          <table:table-cell table:style-name="Πίνακας9.A1" office:value-type="string">
            <text:p text:style-name="P3"><text:span text:style-name="Strong_20_Emphasis"><text:span text:style-name="T2">Θεματική Περίοδος</text:span></text:span></text:p>
          </table:table-cell>
          <table:table-cell table:style-name="Πίνακας9.A1" office:value-type="string">
            <text:p text:style-name="P3"><text:span text:style-name="T1">Η αντικειμενική πληροφόρηση δεν είναι έργο εύκολο.</text:span></text:p>
          </table:table-cell>
        </table:table-row>
        <table:table-row>
          <table:table-cell table:style-name="Πίνακας9.A1" office:value-type="string">
            <text:p text:style-name="P3"><text:span text:style-name="Strong_20_Emphasis"><text:span text:style-name="T2">Λεπτομέρειες</text:span></text:span></text:p>
          </table:table-cell>
          <table:table-cell table:style-name="Πίνακας9.A1" office:value-type="string">
            <text:p text:style-name="P6">Γιατί η ξερή απόδοση γεγονότων, χωρίς σύγχρονη σύνδεση τους με τις συνθήκες κάτω από τις οποίες διαδραματίστηκαν, δεν είναι ολοκληρωμένη πληροφόρηση. Εδώ ακριβώς βρίσκεται και ο κίνδυνος. Γιατί μπορεί στην παρουσίαση της ειδήσεως να παρεμβληθεί ένας άλλος επικίνδυνος παράγων, η προπαγάνδα. Με άλλους λόγους, να αναμιχθεί η πολιτική στην είδηση, στην πληροφόρηση, οπότε είναι αδύνατο να υπάρξει αντικειμενικότητα. Όταν οι εφημερίδες μεταδίδουν απόψεις που εξέφρασαν πολιτικές προσωπικότητες, χωρίς αμεροληψία, αλλά με προβολή ορισμένων από αυτές σε βάρος άλλων, ανάλογα με τις συμπάθειες του εκδότη και πολλές φορές του συντάκτη που γράφει την είδηση, τότε η εφημερίδα δε μεταδίδει ειδήσεις, αλλά κάνει προπαγάνδα. (…) Χαρακτηριστικό παράδειγμα είναι η δημοσίευση εκτιμήσεων του όγκου πολιτικών εκδηλώσεων. Για μια συγκέντρωση σε ανοικτό χώρο ο αριθμός των πολιτών που έλαβαν μέρος σ’ αυτή μπορεί να κυμαίνεται στις εκτιμήσεις των εφημερίδων των άκρων μεταξύ 10.000 και 50.000, ανάλογα με την τοποθέτηση της εφημερίδας ή του ρεπόρτερ.</text:p>
            <text:p text:style-name="P8"><text:span text:style-name="T4">(Γ. Μαύρος, </text:span><text:span text:style-name="Emphasis"><text:span text:style-name="T4">Προβλήματα Τύπου και Δημοσιογραφίας)</text:span></text:span></text:p>
          </table:table-cell>
        </table:table-row>
      </table:table>
      <text:p text:style-name="P15">Η παραπάνω παράγραφος αναπτύσσεται με αιτιολόγηση και παράδειγμα.</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Roboto1" svg:font-family="Roboto"/>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SC Regular" style:font-family-asian="'Noto Sans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SC Regular" style:font-family-asian="'Noto Sans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0:39:40.273253170</meta:creation-date>
    <dc:date>2020-04-24T12:30:01.651717412</dc:date>
    <meta:editing-duration>PT8M7S</meta:editing-duration>
    <meta:editing-cycles>3</meta:editing-cycles>
    <meta:generator>LibreOffice/6.4.3.2$Linux_X86_64 LibreOffice_project/40$Build-2</meta:generator>
    <meta:document-statistic meta:table-count="9" meta:image-count="0" meta:object-count="0" meta:page-count="5" meta:paragraph-count="102" meta:word-count="1848" meta:character-count="12499" meta:non-whitespace-character-count="10757"/>
  </office:meta>
</office:document-meta>
</file>